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1f880" officeooo:paragraph-rsid="0011f880"/>
    </style:style>
    <style:style style:name="P2" style:family="paragraph" style:parent-style-name="Standard">
      <style:text-properties officeooo:rsid="0014255e" officeooo:paragraph-rsid="0014255e"/>
    </style:style>
    <style:style style:name="P3" style:family="paragraph" style:parent-style-name="Table_20_Contents">
      <style:text-properties officeooo:rsid="0014255e" officeooo:paragraph-rsid="0014255e"/>
    </style:style>
    <style:style style:name="P4" style:family="paragraph" style:parent-style-name="Standard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5" style:family="paragraph" style:parent-style-name="Text_20_body" style:list-style-name="L2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9d5d1" officeooo:paragraph-rsid="0019d5d1" style:text-blinking="false" fo:background-color="transparent"/>
    </style:style>
    <style:style style:name="P6" style:family="paragraph" style:parent-style-name="Text_20_body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7" style:family="paragraph" style:parent-style-name="Text_20_body" style:list-style-name="L3">
      <loext:graphic-properties draw:fill="none" draw:fill-color="#ffffff"/>
      <style:paragraph-properties fo:margin-top="0in" fo:margin-bottom="0in" loext:contextual-spacing="false" fo:line-height="120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8" style:family="paragraph" style:parent-style-name="Text_20_body" style:list-style-name="L4">
      <loext:graphic-properties draw:fill="none" draw:fill-color="#ffffff"/>
      <style:paragraph-properties fo:margin-top="0in" fo:margin-bottom="0in" loext:contextual-spacing="false" fo:line-height="120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9" style:family="paragraph" style:parent-style-name="Text_20_body" style:list-style-name="L4">
      <loext:graphic-properties draw:fill="none" draw:fill-color="#ffffff"/>
      <style:paragraph-properties fo:margin-top="0in" fo:margin-bottom="0in" loext:contextual-spacing="false" fo:line-height="120%" fo:background-color="transparent" style:writing-mode="lr-tb"/>
    </style:style>
    <style:style style:name="P10" style:family="paragraph" style:parent-style-name="Table_20_Contents">
      <style:text-properties officeooo:rsid="0019d5d1" officeooo:paragraph-rsid="0019d5d1"/>
    </style:style>
    <style:style style:name="P11" style:family="paragraph" style:parent-style-name="Table_20_Contents" style:list-style-name="L1">
      <style:text-properties officeooo:rsid="0019d5d1" officeooo:paragraph-rsid="0019d5d1"/>
    </style:style>
    <style:style style:name="P12" style:family="paragraph" style:parent-style-name="Table_20_Contents" style:list-style-name="L2">
      <style:text-properties officeooo:rsid="0019d5d1" officeooo:paragraph-rsid="0019d5d1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ublish Progress</text:p>
      <text:p text:style-name="P1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3">Defined</text:p>
          </table:table-cell>
          <table:table-cell table:style-name="Table1.A1" office:value-type="string">
            <text:p text:style-name="P3">In Progress</text:p>
          </table:table-cell>
          <table:table-cell table:style-name="Table1.C1" office:value-type="string">
            <text:p text:style-name="P3">Completed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6"><text:bookmark text:name="docs-internal-guid-b572ef5e-7fff-30ad-3ccb-e894a752156d"/>Youtube</text:p>
            <text:list xml:id="list3139343093" text:style-name="L4">
              <text:list-item>
                <text:p text:style-name="P8">Video</text:p>
              </text:list-item>
              <text:list-item>
                <text:p text:style-name="P8">Description</text:p>
              </text:list-item>
              <text:list-item>
                <text:p text:style-name="P8">oneweb link</text:p>
              </text:list-item>
              <text:list-item>
                <text:p text:style-name="P8">Thingiverse link</text:p>
              </text:list-item>
              <text:list-item>
                <text:p text:style-name="P8">Source code link</text:p>
              </text:list-item>
              <text:list-item>
                <text:p text:style-name="P9"><text:span text:style-name="T1">publish</text:span></text:p>
              </text:list-item>
            </text:list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0">Oneweb.net</text:p>
            <text:list xml:id="list3627678412" text:style-name="L1">
              <text:list-item>
                <text:p text:style-name="P11">content</text:p>
              </text:list-item>
              <text:list-item>
                <text:p text:style-name="P11">embed video</text:p>
              </text:list-item>
              <text:list-item>
                <text:p text:style-name="P11">intra-oneweb links</text:p>
              </text:list-item>
            </text:list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0">Oneweb.org</text:p>
            <text:list xml:id="list660881581" text:style-name="L2">
              <text:list-item>
                <text:p text:style-name="P12">documentation</text:p>
              </text:list-item>
              <text:list-item>
                <text:p text:style-name="P5"><text:bookmark text:name="docs-internal-guid-36bc716f-7fff-c7fc-9068-69dffc416571"/>Thingiverse link</text:p>
              </text:list-item>
              <text:list-item text:style-override="L3">
                <text:p text:style-name="P7">Source code link</text:p>
              </text:list-item>
              <text:list-item text:style-override="L3">
                <text:p text:style-name="P7">Embed video</text:p>
              </text:list-item>
              <text:list-item>
                <text:p text:style-name="P12"/>
              </text:list-item>
            </text:list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<text:bookmark text:name="docs-internal-guid-b820b522-7fff-955a-6bd0-3ba7c5e8f2eb"/>Google+</text:p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Standard"><text:bookmark text:name="docs-internal-guid-4ee9f4f4-7fff-c144-e6f4-9d77fa990ec8"/><text:span text:style-name="T1">Twitter</text:span>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<text:s/>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3T16:08:34.961762889</meta:creation-date>
    <dc:date>2019-01-03T22:11:34.373585801</dc:date>
    <meta:editing-duration>PT39M47S</meta:editing-duration>
    <meta:editing-cycles>6</meta:editing-cycles>
    <meta:generator>LibreOffice/6.0.7.3$Linux_X86_64 LibreOffice_project/00m0$Build-3</meta:generator>
    <meta:document-statistic meta:table-count="1" meta:image-count="0" meta:object-count="0" meta:page-count="1" meta:paragraph-count="24" meta:word-count="48" meta:character-count="257" meta:non-whitespace-character-count="244"/>
  </office:meta>
</office:document-meta>
</file>